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text-properties officeooo:rsid="001cb066"/>
    </style:style>
    <style:style style:name="P2" style:family="paragraph" style:parent-style-name="Standard">
      <style:text-properties officeooo:rsid="001cb066" officeooo:paragraph-rsid="001cb066"/>
    </style:style>
    <style:style style:name="P3" style:family="paragraph" style:parent-style-name="Standard">
      <style:text-properties officeooo:rsid="001d5096" officeooo:paragraph-rsid="001d5096"/>
    </style:style>
    <style:style style:name="P4" style:family="paragraph" style:parent-style-name="Standard">
      <style:text-properties officeooo:rsid="001e8020" officeooo:paragraph-rsid="001e8020"/>
    </style:style>
    <style:style style:name="P5" style:family="paragraph" style:parent-style-name="Standard">
      <style:text-properties officeooo:rsid="001e8020" officeooo:paragraph-rsid="001e864a"/>
    </style:style>
    <style:style style:name="P6" style:family="paragraph" style:parent-style-name="Standard">
      <style:text-properties officeooo:rsid="001e864a" officeooo:paragraph-rsid="001e864a"/>
    </style:style>
    <style:style style:name="P7" style:family="paragraph" style:parent-style-name="Standard">
      <style:text-properties style:text-underline-style="solid" style:text-underline-width="auto" style:text-underline-color="font-color" fo:font-weight="bold" officeooo:rsid="001d5096" officeooo:paragraph-rsid="001d509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f3ec6" officeooo:paragraph-rsid="001f3ec6"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382d" officeooo:paragraph-rsid="0020382d"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17e49" officeooo:paragraph-rsid="00217e49"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26505" officeooo:paragraph-rsid="00226505"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3de05" officeooo:paragraph-rsid="0023de0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3de05" officeooo:paragraph-rsid="0025d63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60dfc" officeooo:paragraph-rsid="00260dfc"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eeaee" officeooo:paragraph-rsid="0026e481" style:font-weight-asian="bold" style:font-weight-complex="bold"/>
    </style:style>
    <style:style style:name="P16" style:family="paragraph" style:parent-style-name="Standard">
      <style:text-properties style:text-underline-style="none" fo:font-weight="normal" officeooo:rsid="001f3ec6" officeooo:paragraph-rsid="001d5096" style:font-weight-asian="normal" style:font-weight-complex="normal"/>
    </style:style>
    <style:style style:name="P17" style:family="paragraph" style:parent-style-name="Standard">
      <style:text-properties style:text-underline-style="none" fo:font-weight="normal" officeooo:rsid="001f3ec6" officeooo:paragraph-rsid="001f3ec6" style:font-weight-asian="normal" style:font-weight-complex="normal"/>
    </style:style>
    <style:style style:name="P18" style:family="paragraph" style:parent-style-name="Standard">
      <style:text-properties style:text-underline-style="none" fo:font-weight="normal" officeooo:rsid="0020382d" officeooo:paragraph-rsid="001f3ec6" style:font-weight-asian="normal" style:font-weight-complex="normal"/>
    </style:style>
    <style:style style:name="P19" style:family="paragraph" style:parent-style-name="Standard">
      <style:text-properties style:text-underline-style="none" fo:font-weight="normal" officeooo:rsid="0020382d" officeooo:paragraph-rsid="0020382d" style:font-weight-asian="normal" style:font-weight-complex="normal"/>
    </style:style>
    <style:style style:name="P20" style:family="paragraph" style:parent-style-name="Standard">
      <style:text-properties style:text-underline-style="none" fo:font-weight="normal" officeooo:rsid="0025d63b" officeooo:paragraph-rsid="0025d63b" style:font-weight-asian="normal" style:font-weight-complex="normal"/>
    </style:style>
    <style:style style:name="P21" style:family="paragraph" style:parent-style-name="Standard">
      <style:text-properties fo:font-style="normal" style:text-underline-style="none" fo:font-weight="normal" officeooo:rsid="0020382d" officeooo:paragraph-rsid="0020382d"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17e49" officeooo:paragraph-rsid="00217e49"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26505" officeooo:paragraph-rsid="00226505"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3de05" officeooo:paragraph-rsid="0023de05"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59eb2" officeooo:paragraph-rsid="00259eb2"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25d63b" officeooo:paragraph-rsid="0025d63b"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60dfc" officeooo:paragraph-rsid="00260dfc"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60dfc" officeooo:paragraph-rsid="0025d63b" style:font-style-asian="normal" style:font-weight-asian="normal" style:font-style-complex="normal" style:font-weight-complex="normal"/>
    </style:style>
    <style:style style:name="P29" style:family="paragraph" style:parent-style-name="Standard">
      <style:text-properties fo:font-style="normal" style:text-underline-style="none" fo:font-weight="bold" officeooo:rsid="0026a32d" officeooo:paragraph-rsid="0026a32d" style:font-style-asian="normal" style:font-weight-asian="bold" style:font-style-complex="normal" style:font-weight-complex="bold"/>
    </style:style>
    <style:style style:name="P30" style:family="paragraph" style:parent-style-name="Standard">
      <style:paragraph-properties style:line-height-at-least="0.1134in"/>
      <style:text-properties fo:font-style="normal" style:text-underline-style="none" fo:font-weight="bold" officeooo:rsid="0026a32d" officeooo:paragraph-rsid="0026a32d" style:font-style-asian="normal" style:font-weight-asian="bold" style:font-style-complex="normal" style:font-weight-complex="bold"/>
    </style:style>
    <style:style style:name="P31" style:family="paragraph" style:parent-style-name="Standard">
      <style:text-properties officeooo:paragraph-rsid="0026a32d"/>
    </style:style>
    <style:style style:name="P32" style:family="paragraph" style:parent-style-name="Standard">
      <style:text-properties fo:font-weight="bold" officeooo:paragraph-rsid="0026a32d" style:font-weight-asian="bold"/>
    </style:style>
    <style:style style:name="P33" style:family="paragraph" style:parent-style-name="Standard">
      <style:text-properties officeooo:paragraph-rsid="0026e481"/>
    </style:style>
    <style:style style:name="P34" style:family="paragraph" style:parent-style-name="Standard">
      <style:paragraph-properties fo:padding-left="0in" fo:padding-right="0in" fo:padding-top="0in" fo:padding-bottom="0.0138in" fo:border-left="none" fo:border-right="none" fo:border-top="none" fo:border-bottom="1.5pt solid #00000a"/>
      <style:text-properties fo:font-style="normal" style:text-underline-style="none" fo:font-weight="bold" officeooo:rsid="0026a32d" officeooo:paragraph-rsid="0026e481" style:font-style-asian="normal" style:font-weight-asian="bold" style:font-style-complex="normal" style:font-weight-complex="bold"/>
    </style:style>
    <style:style style:name="P35" style:family="paragraph" style:parent-style-name="Standard">
      <style:paragraph-properties fo:padding-left="0in" fo:padding-right="0in" fo:padding-top="0in" fo:padding-bottom="0.0138in" fo:border-left="none" fo:border-right="none" fo:border-top="none" fo:border-bottom="1.5pt solid #00000a"/>
      <style:text-properties fo:font-style="normal" style:text-underline-style="none" fo:font-weight="bold" officeooo:rsid="0026e481" officeooo:paragraph-rsid="0026e481" style:font-style-asian="normal" style:font-weight-asian="bold" style:font-style-complex="normal" style:font-weight-complex="bold"/>
    </style:style>
    <style:style style:name="P36" style:family="paragraph" style:parent-style-name="Standard">
      <style:paragraph-properties fo:padding-left="0in" fo:padding-right="0in" fo:padding-top="0in" fo:padding-bottom="0.0138in" fo:border-left="none" fo:border-right="none" fo:border-top="none" fo:border-bottom="1.5pt solid #00000a"/>
      <style:text-properties fo:font-style="normal" style:text-underline-style="none" fo:font-weight="bold" officeooo:rsid="00297f4a" officeooo:paragraph-rsid="0026e481" style:font-style-asian="normal" style:font-weight-asian="bold" style:font-style-complex="normal" style:font-weight-complex="bold"/>
    </style:style>
    <style:style style:name="P37" style:family="paragraph" style:parent-style-name="List_20_Paragraph" style:list-style-name="WWNum5">
      <style:text-properties officeooo:paragraph-rsid="0026e481"/>
    </style:style>
    <style:style style:name="P38" style:family="paragraph" style:parent-style-name="List_20_Paragraph" style:list-style-name="WWNum5">
      <style:paragraph-properties fo:margin-left="0in" fo:margin-right="0in" fo:text-indent="0in" style:auto-text-indent="false" fo:padding-left="0in" fo:padding-right="0in" fo:padding-top="0in" fo:padding-bottom="0.0138in" fo:border-left="none" fo:border-right="none" fo:border-top="none" fo:border-bottom="1.5pt solid #00000a"/>
      <style:text-properties fo:font-style="normal" style:text-underline-style="none" fo:font-weight="bold" officeooo:rsid="0026e481" officeooo:paragraph-rsid="0026e481" style:font-style-asian="normal" style:font-weight-asian="bold" style:font-style-complex="normal" style:font-weight-complex="bold"/>
    </style:style>
    <style:style style:name="P39" style:family="paragraph" style:parent-style-name="Standard">
      <style:text-properties fo:font-style="normal" style:text-underline-style="none" fo:font-weight="normal" officeooo:rsid="0026a32d" officeooo:paragraph-rsid="0026a32d" style:font-style-asian="normal" style:font-weight-asian="normal" style:font-style-complex="normal" style:font-weight-complex="normal"/>
    </style:style>
    <style:style style:name="P40" style:family="paragraph" style:parent-style-name="Standard">
      <style:paragraph-properties fo:padding-left="0in" fo:padding-right="0in" fo:padding-top="0in" fo:padding-bottom="0.0138in" fo:border-left="none" fo:border-right="none" fo:border-top="none" fo:border-bottom="1.5pt solid #00000a"/>
      <style:text-properties fo:font-style="normal" style:text-underline-style="none" fo:font-weight="normal" officeooo:rsid="0026e481" officeooo:paragraph-rsid="0026e481" style:font-style-asian="normal" style:font-weight-asian="normal" style:font-style-complex="normal" style:font-weight-complex="normal"/>
    </style:style>
    <style:style style:name="P41" style:family="paragraph" style:parent-style-name="Standard">
      <style:paragraph-properties fo:padding-left="0in" fo:padding-right="0in" fo:padding-top="0in" fo:padding-bottom="0.0138in" fo:border-left="none" fo:border-right="none" fo:border-top="none" fo:border-bottom="1.5pt solid #00000a"/>
      <style:text-properties fo:font-style="normal" style:text-underline-style="none" fo:font-weight="normal" officeooo:rsid="001eeaee" officeooo:paragraph-rsid="0026e481" style:font-style-asian="normal" style:font-weight-asian="normal" style:font-style-complex="normal" style:font-weight-complex="normal"/>
    </style:style>
    <style:style style:name="P42" style:family="paragraph" style:parent-style-name="Standard">
      <style:paragraph-properties fo:padding-left="0in" fo:padding-right="0in" fo:padding-top="0in" fo:padding-bottom="0.0138in" fo:border-left="none" fo:border-right="none" fo:border-top="none" fo:border-bottom="1.5pt solid #00000a"/>
      <style:text-properties fo:font-style="normal" style:text-underline-style="none" fo:font-weight="normal" officeooo:rsid="00275fb2" officeooo:paragraph-rsid="00275fb2" style:font-style-asian="normal" style:font-weight-asian="normal" style:font-style-complex="normal" style:font-weight-complex="normal"/>
    </style:style>
    <style:style style:name="T1" style:family="text">
      <style:text-properties officeooo:rsid="001e8020"/>
    </style:style>
    <style:style style:name="T2" style:family="text">
      <style:text-properties officeooo:rsid="001e864a"/>
    </style:style>
    <style:style style:name="T3" style:family="text">
      <style:text-properties officeooo:rsid="001f3ec6"/>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f3ec6" style:font-weight-asian="normal"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226505" style:font-style-asian="italic" style:font-weight-asian="normal" style:font-style-complex="italic" style:font-weight-complex="normal"/>
    </style:style>
    <style:style style:name="T9" style:family="text">
      <style:text-properties fo:font-style="italic" style:font-style-asian="italic"/>
    </style:style>
    <style:style style:name="T10" style:family="text">
      <style:text-properties fo:font-style="italic" fo:font-weight="normal" style:font-style-asian="italic" style:font-weight-asian="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226505" style:font-style-asian="normal" style:font-weight-asian="normal" style:font-style-complex="normal" style:font-weight-complex="normal"/>
    </style:style>
    <style:style style:name="T13" style:family="text">
      <style:text-properties fo:font-style="normal" style:text-underline-style="none" fo:font-weight="normal" officeooo:rsid="00259eb2" style:font-style-asian="normal" style:font-weight-asian="normal" style:font-style-complex="normal" style:font-weight-complex="normal"/>
    </style:style>
    <style:style style:name="T14" style:family="text">
      <style:text-properties fo:font-style="normal" style:text-underline-style="none" fo:font-weight="normal" officeooo:rsid="0025d63b" style:font-style-asian="normal" style:font-weight-asian="normal" style:font-style-complex="normal" style:font-weight-complex="normal"/>
    </style:style>
    <style:style style:name="T15" style:family="text">
      <style:text-properties fo:font-style="normal" style:text-underline-style="none" fo:font-weight="normal" officeooo:rsid="00260dfc" style:font-style-asian="normal" style:font-weight-asian="normal" style:font-style-complex="normal" style:font-weight-complex="normal"/>
    </style:style>
    <style:style style:name="T16" style:family="text">
      <style:text-properties fo:font-style="normal" style:text-underline-style="none" fo:font-weight="normal" officeooo:rsid="003158e4"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25d63b" style:font-style-asian="normal" style:font-style-complex="normal"/>
    </style:style>
    <style:style style:name="T19" style:family="text">
      <style:text-properties fo:font-weight="normal" style:font-weight-asian="normal" style:font-weight-complex="normal"/>
    </style:style>
    <style:style style:name="T20" style:family="text">
      <style:text-properties fo:font-weight="normal" officeooo:rsid="002d80d6" style:font-weight-asian="normal" style:font-weight-complex="normal"/>
    </style:style>
    <style:style style:name="T21" style:family="text">
      <style:text-properties fo:font-weight="normal" officeooo:rsid="00275a7e" style:font-weight-asian="normal" style:font-weight-complex="normal"/>
    </style:style>
    <style:style style:name="T22" style:family="text">
      <style:text-properties fo:font-weight="normal" officeooo:rsid="0026e481" style:font-weight-asian="normal" style:font-weight-complex="normal"/>
    </style:style>
    <style:style style:name="T23" style:family="text">
      <style:text-properties fo:font-weight="normal" officeooo:rsid="002be505" style:font-weight-asian="normal" style:font-weight-complex="normal"/>
    </style:style>
    <style:style style:name="T24" style:family="text">
      <style:text-properties fo:font-weight="normal" officeooo:rsid="0017d951" style:font-weight-asian="normal" style:font-weight-complex="normal"/>
    </style:style>
    <style:style style:name="T25" style:family="text">
      <style:text-properties fo:font-weight="normal" officeooo:rsid="00275fb2" style:font-weight-asian="normal" style:font-weight-complex="normal"/>
    </style:style>
    <style:style style:name="T26" style:family="text">
      <style:text-properties fo:font-weight="bold" style:font-weight-asian="bold"/>
    </style:style>
    <style:style style:name="T27" style:family="text">
      <style:text-properties style:font-weight-complex="normal"/>
    </style:style>
    <style:style style:name="T28" style:family="text">
      <style:text-properties fo:color="#5f497a" fo:font-weight="normal" style:font-weight-asian="normal" style:font-weight-complex="normal"/>
    </style:style>
    <style:style style:name="T29" style:family="text">
      <style:text-properties fo:color="#5f497a" fo:font-weight="normal" officeooo:rsid="00275fb2" style:font-weight-asian="normal" style:font-weight-complex="normal"/>
    </style:style>
    <style:style style:name="T30" style:family="text">
      <style:text-properties fo:color="#548dd4" fo:font-weight="normal" style:font-weight-asian="normal" style:font-weight-complex="normal"/>
    </style:style>
    <style:style style:name="T31" style:family="text">
      <style:text-properties fo:color="#f79646" fo:font-weight="normal" style:font-weight-asian="normal" style:font-weight-complex="normal"/>
    </style:style>
    <style:style style:name="T32" style:family="text">
      <style:text-properties officeooo:rsid="002be505"/>
    </style:style>
    <style:style style:name="T33" style:family="text">
      <style:text-properties officeooo:rsid="00297f4a"/>
    </style:style>
    <style:style style:name="T34" style:family="text">
      <style:text-properties officeooo:rsid="0017d951"/>
    </style:style>
    <style:style style:name="T35" style:family="text">
      <style:text-properties officeooo:rsid="0017fa95"/>
    </style:style>
    <style:style style:name="T36" style:family="text">
      <style:text-properties officeooo:rsid="002ff3c6"/>
    </style:style>
    <style:style style:name="T37" style:family="text">
      <style:text-properties officeooo:rsid="001bf3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span text:style-name="T3">HTML</text:span><text:span text:style-name="T6"> </text:span></text:p>
      <text:p text:style-name="P16"/>
      <text:p text:style-name="P3">Comments: &lt;!-- comment --&gt;</text:p>
      <text:p text:style-name="P3"/>
      <text:p text:style-name="P1">HTML:</text:p>
      <text:p text:style-name="P2">&lt;!DOCTYPE html&gt;</text:p>
      <text:p text:style-name="P2">&lt;html&gt;</text:p>
      <text:p text:style-name="P2">&lt;head&gt;</text:p>
      <text:p text:style-name="P2">&lt;title&gt;&lt;/title&gt;</text:p>
      <text:p text:style-name="P2">&lt;/head&gt;</text:p>
      <text:p text:style-name="P2">&lt;body&gt;&lt;/body&gt;</text:p>
      <text:p text:style-name="P2">&lt;/html&gt;</text:p>
      <text:p text:style-name="P2"/>
      <text:p text:style-name="P2">&lt;img src = “url” /&gt;</text:p>
      <text:p text:style-name="P2">&lt;a href = “url”&gt; Link text to click on&lt;/a&gt;</text:p>
      <text:p text:style-name="P2">To make an image a link:</text:p>
      <text:p text:style-name="P2">&lt;a href = “url”&gt; &lt;img src = “url”/&gt;&lt;/a&gt;</text:p>
      <text:p text:style-name="P2"/>
      <text:p text:style-name="P3">Ordered lists:</text:p>
      <text:p text:style-name="P3">&lt;ol&gt;</text:p>
      <text:p text:style-name="P3">&lt;li&gt;&lt;/li&gt;</text:p>
      <text:p text:style-name="P3">&lt;/ol&gt;</text:p>
      <text:p text:style-name="P3">Unordered lists:</text:p>
      <text:p text:style-name="P3">&lt;ul&gt;</text:p>
      <text:p text:style-name="P3">&lt;li&gt;&lt;/li&gt;</text:p>
      <text:p text:style-name="P3">&lt;/ul&gt;</text:p>
      <text:p text:style-name="P3">Tables: &lt;tr&gt; is table row. </text:p>
      <text:p text:style-name="P3">&lt;table&gt;</text:p>
      <text:p text:style-name="P4">&lt;thead&gt;</text:p>
      <text:p text:style-name="P6">&lt;tr&gt;</text:p>
      <text:p text:style-name="P6"><text:s text:c="2"/>&lt;th colspan = “2”&gt; This table title will span two columns &lt;/th&gt;</text:p>
      <text:p text:style-name="P5"><text:span text:style-name="T2">&lt;/tr&gt;</text:span> <text:s/></text:p>
      <text:p text:style-name="P5">&lt;tr&gt;</text:p>
      <text:p text:style-name="P4"><text:s text:c="5"/>&lt;th&gt; This is first column header &lt;/th&gt;</text:p>
      <text:p text:style-name="P4"><text:s text:c="6"/>&lt;th&gt; This is second column header &lt;/th&gt;</text:p>
      <text:p text:style-name="P4"><text:s text:c="2"/>&lt;/tr&gt;</text:p>
      <text:p text:style-name="P4">&lt;/thead&gt;</text:p>
      <text:p text:style-name="P4">&lt;tbody&gt;</text:p>
      <text:p text:style-name="P3"><text:s text:c="2"/>&lt;tr&gt;</text:p>
      <text:p text:style-name="P3"><text:s text:c="5"/>&lt;td&gt;<text:span text:style-name="T1">C</text:span>reates a table data cell within the row, essentially a column. This creates one column &lt;/td&gt;</text:p>
      <text:p text:style-name="P3"><text:s text:c="5"/><text:span text:style-name="T1">&lt;td&gt; This creates a second column &lt;/td&gt;</text:span></text:p>
      <text:p text:style-name="P3"><text:s text:c="2"/>&lt;/tr&gt;</text:p>
      <text:p text:style-name="P4">&lt;/tbody&gt;</text:p>
      <text:p text:style-name="P3">&lt;/table&gt;</text:p>
      <text:p text:style-name="P3"/>
      <text:p text:style-name="P6">&lt;div&gt; tags: short for “division” &lt;div&gt;s allow you to divide your page into containers (different pieces) you can style individually </text:p>
      <text:p text:style-name="P6">&lt;span&gt;: allows you to control styling for smaller parts of your page, such as text</text:p>
      <text:p text:style-name="P3">Changing styles by including attributes in the tag (separate multiple styles by a emi-colon): </text:p>
      <text:p text:style-name="P3"><text:soft-page-break/>&lt;p style = “font-size: 12px”&gt; </text:p>
      <text:p text:style-name="P3"><text:tab/>colors, size, font family, “text-align:center” etc</text:p>
      <text:p text:style-name="P3">Bold: &lt;strong&gt; text to bold &lt;/strong&gt;</text:p>
      <text:p text:style-name="P3">Italiicize: &lt;em&gt; text to italicize &lt;/em&gt;</text:p>
      <text:p text:style-name="P3"/>
      <text:p text:style-name="P8">CSS<text:span text:style-name="T5">:</text:span></text:p>
      <text:p text:style-name="P17">in &lt;head&gt;&lt;/head&gt; tag: &lt;link type = “text/css” rel = “stylesheet” href = “stylesheet.css”/&gt;</text:p>
      <text:p text:style-name="P17"/>
      <text:p text:style-name="P12"><text:span text:style-name="T5">Elements populate the page in what's known as the </text:span><text:span text:style-name="T4">CSS box model</text:span><text:span text:style-name="T5">- each HTML element is like a tiny box or container that holds the pictures and text you specify. </text:span></text:p>
      <text:p text:style-name="P18"/>
      <text:p text:style-name="P18">comments: <text:s/>/*comment*/</text:p>
      <text:p text:style-name="P18"/>
      <text:p text:style-name="P17">syntax: <text:s text:c="3"/>end each property value with a ;</text:p>
      <text:p text:style-name="P17">selector {</text:p>
      <text:p text:style-name="P17"><text:tab/>property: value; </text:p>
      <text:p text:style-name="P17"><text:tab/>property: value;</text:p>
      <text:p text:style-name="P17">}</text:p>
      <text:p text:style-name="P17"/>
      <text:p text:style-name="P19">Pixels vs ems: when you want user to see exactly on their screen what you designed on yours, use pixels. But when screen sizes are very different, use ems: one em is equal to the default font size on whatever screen the user is using (2em is twice as big; 0.5em is half that)</text:p>
      <text:p text:style-name="P19"/>
      <text:p text:style-name="P19">font-family: can tell CSS to try several until it gets one that is available; just place commas between different font-families</text:p>
      <text:p text:style-name="P19"/>
      <text:p text:style-name="P19">some different HTML elements you can select and style: </text:p>
      <text:p text:style-name="P19"><text:s/>background-color, height, width, border (ie border:1px solid black), font-family, text-decoration, color, font-size</text:p>
      <text:p text:style-name="P19"/>
      <text:p text:style-name="P19">nested elements (to reach an element nested somewhere inside another element nested inside another element): to reach &lt;p&gt;s inside two &lt;div&gt;s, and not all &lt;p&gt;s</text:p>
      <text:p text:style-name="P19">div div p {</text:p>
      <text:p text:style-name="P19"><text:tab/>/*CSS stuff*/</text:p>
      <text:p text:style-name="P19">}</text:p>
      <text:p text:style-name="P19"/>
      <text:p text:style-name="P9"><text:span text:style-name="T5">To grab </text:span><text:span text:style-name="T7">direct children</text:span><text:span text:style-name="T11"> (an element that is </text:span><text:span text:style-name="T7">directly</text:span><text:span text:style-name="T11"> nested inside another element, with no elements in between), us &gt; . This only grabs &lt;p&gt;s that are nested directly inside of &lt;div&gt;s:</text:span></text:p>
      <text:p text:style-name="P21">div &gt; p {</text:p>
      <text:p text:style-name="P21"><text:tab/>/*CSS stuff*/<text:line-break/>}</text:p>
      <text:p text:style-name="P9"><text:span text:style-name="T5">To apply CSS styling to </text:span><text:span text:style-name="T7">every element</text:span><text:span text:style-name="T11"> page:</text:span></text:p>
      <text:p text:style-name="P21">* {</text:p>
      <text:p text:style-name="P21"><text:tab/>/*CSS stuff*/</text:p>
      <text:p text:style-name="P21">}</text:p>
      <text:p text:style-name="P21"/>
      <text:p text:style-name="P10"><text:span text:style-name="T17">Classes</text:span><text:span text:style-name="T11">: useful when you have a bunch of elements that should all receive the same styling. So you can take elements of different types and give <text:s/>the same styling. </text:span></text:p>
      <text:p text:style-name="P10"><text:span text:style-name="T11">&lt; element </text:span><text:span text:style-name="T17">class = “classname”</text:span><text:span text:style-name="T11">/&gt;</text:span></text:p>
      <text:p text:style-name="P22"><text:soft-page-break/><text:tab/>And in CSS:</text:p>
      <text:p text:style-name="P22">.classname { }</text:p>
      <text:p text:style-name="P22"/>
      <text:p text:style-name="P10"><text:span text:style-name="T17">IDs</text:span><text:span text:style-name="T11">: for when you have exactly </text:span><text:span text:style-name="T7">one</text:span><text:span text:style-name="T11"> element that should receive a certain kind of styling; </text:span><text:span text:style-name="T12">allows you to apply style to a single instance of a selector, rather than </text:span><text:span text:style-name="T8">all</text:span><text:span text:style-name="T12"> instances.</text:span></text:p>
      <text:p text:style-name="P10"><text:span text:style-name="T11">&lt;element </text:span><text:span text:style-name="T17">id = “idname”</text:span><text:span text:style-name="T11">/&gt;</text:span></text:p>
      <text:p text:style-name="P10"><text:span text:style-name="T11"><text:tab/></text:span><text:span text:style-name="T12">And in CSS:</text:span></text:p>
      <text:p text:style-name="P23">#idname {}</text:p>
      <text:p text:style-name="P23"/>
      <text:p text:style-name="P11"><text:span text:style-name="T17">Pseudo-class selectors</text:span><text:span text:style-name="T11">:a way of accessing HTML that aren't part of the document tree (i.e. visited and unvisited links)</text:span></text:p>
      <text:p text:style-name="P23">selector:psuedo-class_selector {</text:p>
      <text:p text:style-name="P23"><text:tab/>property:value</text:p>
      <text:p text:style-name="P23">}</text:p>
      <text:p text:style-name="P23">Useful pseudo-class selector:</text:p>
      <text:p text:style-name="P23">first-child <text:s text:c="2"/>- applies styling to only the elements that are first children of their parents</text:p>
      <text:p text:style-name="P11"><text:span text:style-name="T11">nth-child(</text:span><text:span text:style-name="T17">n</text:span><text:span text:style-name="T11">) <text:s/>- to select any child of an element after the first child, just add the child's number the parentheses (the </text:span><text:span text:style-name="T17">n</text:span><text:span text:style-name="T11">)</text:span></text:p>
      <text:p text:style-name="P23"><text:tab/>Psuedo-class selectors for links:</text:p>
      <text:p text:style-name="P23">a:link <text:s/>- an unvisited link</text:p>
      <text:p text:style-name="P23">a:visited <text:s/>- a visited link</text:p>
      <text:p text:style-name="P23">a:hover <text:s/>- a link you're hovering your mouse over</text:p>
      <text:p text:style-name="P23"/>
      <text:p text:style-name="P12"><text:span text:style-name="T11">The </text:span><text:span text:style-name="T17">box model</text:span><text:span text:style-name="T11">:</text:span></text:p>
      <text:p text:style-name="P24">display: by default all elements take up full width of page. We can change that by </text:p>
      <text:p text:style-name="P12"><text:span text:style-name="T11"><text:tab/></text:span><text:span text:style-name="T13">display:</text:span><text:span text:style-name="T11">block <text:s/>- makes the element a block box (won't let anything sit next to it on page, takes up full width </text:span><text:span text:style-name="T13">no matter how much or how little content you put in)</text:span></text:p>
      <text:p text:style-name="P12"><text:span text:style-name="T11"><text:tab/></text:span><text:span text:style-name="T13">display:</text:span><text:span text:style-name="T11">inline-block <text:s/>- makes the element a block box, but will allow other elements to sit next it on the same line</text:span></text:p>
      <text:p text:style-name="P12"><text:span text:style-name="T11"><text:tab/></text:span><text:span text:style-name="T13">display:</text:span><text:span text:style-name="T11">inline <text:s/>- makes the element sit on the same line as another element but without formatting it like a block (</text:span><text:span text:style-name="T13">don't keep their dimensons/</text:span><text:span text:style-name="T11">only takes up as much width as it needs, not the whole line)</text:span></text:p>
      <text:p text:style-name="P25"><text:tab/> display:none – makes element ad its content disappear from page entirely </text:p>
      <text:p text:style-name="P20"/>
      <text:p text:style-name="P20">From outermost to innermost: margin (space around the element); border (edge of element); padding (spacing between content and border); content (actual “stuff” in the box, ie the html element)</text:p>
      <text:p text:style-name="P26"><text:tab/>Abbrevs like TM, TB, TP, (and R,L,B)etc = top margin, top border, top padding (right, left, bottom)</text:p>
      <text:p text:style-name="P26"><text:tab/>- margin: auto; <text:s/>- puts equal right and left margins, centers on page</text:p>
      <text:p text:style-name="P26"><text:tab/><text:tab/>or to set: <text:s/>can set each with margin-top: <text:s text:c="2"/>OR set all with margin: top right bottom left</text:p>
      <text:p text:style-name="P26"><text:tab/>- Padding can be set same way as margins or if sides are the same value <text:s/>padding:10px</text:p>
      <text:p text:style-name="P13"><text:span text:style-name="T14">- border: 1px dashed black;<text:line-break/> - </text:span><text:span text:style-name="T15">These positive margin or padding values for px will move element to the right; to move towards left put negative value px</text:span></text:p>
      <text:p text:style-name="P26"/>
      <text:p text:style-name="P14"><text:span text:style-name="T18">F</text:span><text:span text:style-name="T17">loats</text:span><text:span text:style-name="T11">: when you float an element, you're telling the webpage where to put it but to put it into the </text:span><text:span text:style-name="T17">flow</text:span><text:span text:style-name="T11"> of other elements (thus is several elements are floating, they all know the others are there and don't land on top of each other)</text:span></text:p>
      <text:p text:style-name="P27"><text:tab/>float:right; </text:p>
      <text:p text:style-name="P27"><text:soft-page-break/><text:tab/>float:left;</text:p>
      <text:p text:style-name="P27"><text:tab/>If you set one element (like a &lt;div&gt;) to float right and another (like a &lt;p&gt;) to float left, it naturally divides pages into different sections </text:p>
      <text:p text:style-name="P13"><text:span text:style-name="T14">- </text:span><text:span text:style-name="T15">Clearing elements: if we don't tell elements to clear, and mix large floating elements with non=floating ones, sometimes elements end up on top of each other</text:span></text:p>
      <text:p text:style-name="P28"><text:tab/>clear:left; clear:right; clear:both;- element will move below any floating elements on the left/right side of the page or will get out of the way of elements floating on both the left and right</text:p>
      <text:p text:style-name="P28"/>
      <text:p text:style-name="P14"><text:span text:style-name="T17">Positioning</text:span><text:span text:style-name="T11">: if you don't specify an element's positioning type it defaults to </text:span><text:span text:style-name="T17">static</text:span><text:span text:style-name="T11"> (where the element would normally go)</text:span></text:p>
      <text:p text:style-name="P14"><text:span text:style-name="T11"><text:tab/>position:absolute; element is positioned in relation to the first parent element it has that </text:span><text:span text:style-name="T7">doesn't </text:span><text:span text:style-name="T11">have position:static (if no such element, it gets positioned relative to &lt;html&gt;)</text:span></text:p>
      <text:p text:style-name="P14"><text:span text:style-name="T11"><text:tab/>position:relative; tells the element to move relative to where it would have landed if it just had the default </text:span><text:span text:style-name="T17">static</text:span><text:span text:style-name="T11"> positioning; if you give an element relative positioning and tell it to have a margin-top of 10px, it doesn't move down ten px from any particular thing- it moves down ten px from where it </text:span><text:span text:style-name="T7">otherwise would have been</text:span><text:span text:style-name="T11">. </text:span></text:p>
      <text:p text:style-name="P27"><text:tab/>position:fixed; anchors an element to the browser window- glues it to the screen- if you scroll up and down the fixed element stays put even as other elements scroll past. </text:p>
      <text:p text:style-name="P27"/>
      <text:p text:style-name="P29">RUBY<text:span text:style-name="T19">:</text:span></text:p>
      <text:p text:style-name="P30"><text:span text:style-name="T27">method</text:span><text:span text:style-name="T19"> syntax:<text:line-break/>def method_name (optional arguments)<text:line-break/> <text:s/>#Do something<text:line-break/>end</text:span></text:p>
      <text:p text:style-name="P39"/>
      <text:p text:style-name="P39">Then call a method by typing its name (and any arguments it may take)</text:p>
      <text:p text:style-name="P39"/>
      <text:p text:style-name="P29">If/else<text:span text:style-name="T19">: </text:span></text:p>
      <text:p text:style-name="P39">if true</text:p>
      <text:p text:style-name="P39"><text:tab/>#code</text:p>
      <text:p text:style-name="P39">elsif</text:p>
      <text:p text:style-name="P39"><text:tab/>#code</text:p>
      <text:p text:style-name="P39">else</text:p>
      <text:p text:style-name="P39"><text:tab/>#code</text:p>
      <text:p text:style-name="P39">end</text:p>
      <text:p text:style-name="P39"/>
      <text:p text:style-name="P29">Case statements<text:span text:style-name="T19"> (if/else with lots of conditionals):</text:span></text:p>
      <text:p text:style-name="P39">case #casename</text:p>
      <text:p text:style-name="P39"><text:s text:c="2"/>when value1</text:p>
      <text:p text:style-name="P39"><text:tab/> <text:s/>#code</text:p>
      <text:p text:style-name="P39"><text:s text:c="2"/>when option2</text:p>
      <text:p text:style-name="P39"><text:tab/>#code</text:p>
      <text:p text:style-name="P39"><text:s text:c="3"/>else</text:p>
      <text:p text:style-name="P39"><text:tab/> <text:s/>#code</text:p>
      <text:p text:style-name="P39">end</text:p>
      <text:p text:style-name="P39">OR</text:p>
      <text:p text:style-name="P39">case #casename</text:p>
      <text:p text:style-name="P39"><text:s text:c="2"/>when value1 then #code</text:p>
      <text:p text:style-name="P39"><text:s text:c="2"/>when value2 then #code</text:p>
      <text:p text:style-name="P39"><text:soft-page-break/><text:s text:c="2"/>else</text:p>
      <text:p text:style-name="P39"><text:tab/>#default code</text:p>
      <text:p text:style-name="P39"><text:s text:c="2"/>end </text:p>
      <text:p text:style-name="P39"/>
      <text:p text:style-name="P29"><text:span text:style-name="T27">array</text:span><text:span text:style-name="T19">: we can pack multiple values into a single variable using an </text:span><text:span text:style-name="T27">array</text:span><text:span text:style-name="T19">. An array is just a list of items between square bracke</text:span><text:span text:style-name="T20">ts</text:span><text:span text:style-name="T19">, ie </text:span><text:span text:style-name="T27">[1, 2, 3, 4]</text:span><text:span text:style-name="T19">. (The items don’t have to be in order).<text:line-break/> <text:tab/>To declare an array:<text:line-break/>new_array = Array.new<text:line-break/>new_array = []<text:line-break/>These are functionally identical, but the Array.new can take arguments and a block. </text:span></text:p>
      <text:p text:style-name="P39"/>
      <text:p text:style-name="P31"><text:span text:style-name="T26">hash</text:span> : new array structure that doesn’t go in order from 0 to the end of the array; or doesn’t even have <text:s text:c="4"/>to use numbers. Hashes are sort of like JS objects or Python dictionaries. <text:s/><text:line-break/> <text:s text:c="5"/>A hash is a collection of <text:span text:style-name="T26">key-value pairs</text:span>. Hash syntax<text:line-break/>hash = { key1 =&gt; value 1,<text:line-break/> <text:s text:c="4"/>key2 =&gt; value2,<text:line-break/> <text:s text:c="4"/>key3 =&gt; value3<text:line-break/>}<text:line-break/> <text:tab/>(Each key must be unique, but values can repeat)<text:line-break/>Values are assigned to keys using <text:span text:style-name="T26">=&gt;</text:span>. You can use any Ruby object for a key or value. </text:p>
      <text:p text:style-name="P32">New Hash Syntax (Ruby 1.9):</text:p>
      <text:p text:style-name="P31">new_hash = { one: 1,<text:line-break/> <text:s/>two: 2, <text:line-break/> <text:s/>three: 3<text:line-break/>}<text:line-break/><text:span text:style-name="T26"> <text:s text:c="11"/></text:span>This is <text:span text:style-name="T26">hash literal notation</text:span>: <text:span text:style-name="T9">literally</text:span> describing what you want in the hash: you give it a name and you set it equal to a bunch of key =&gt; value pairs inside curly braces<text:span text:style-name="T26"> </text:span></text:p>
      <text:p text:style-name="P29"><text:span text:style-name="T19">You can also create a hash using </text:span><text:span text:style-name="T27">Hash.new</text:span><text:span text:style-name="T19">:<text:line-break/> <text:tab/>my_hash = Hash.new<text:line-break/>Setting a variable equal to </text:span><text:span text:style-name="T27">Hash.new</text:span><text:span text:style-name="T19"> creates a new, empty hash; it’s the same as setting the variable equal to empty curly braces. You </text:span><text:span text:style-name="T10">must </text:span><text:span text:style-name="T27">capitalize</text:span><text:span text:style-name="T19"> Hash in Hash.new!!</text:span></text:p>
      <text:p text:style-name="P29"><text:span text:style-name="T19">Can add to a hash in two ways. <text:line-break/> <text:tab/></text:span><text:span text:style-name="T27">Literal notation</text:span><text:span text:style-name="T19">: simply add a new key-value pair directly between the curly braces.<text:line-break/> <text:tab/>If we used </text:span><text:span text:style-name="T27">Hash.new</text:span><text:span text:style-name="T19">, we can add to the hash using bracket notation:<text:line-break/>pets = Hash.new<text:line-break/>pets[“Stevie”] = “cat”<text:line-break/> <text:tab/>This adds the key “Stevie” with the value “cat” to the hash.</text:span></text:p>
      <text:p text:style-name="P39"/>
      <text:p text:style-name="P34"><text:span text:style-name="T27">Blocks, Procs, and Lamdas</text:span><text:span text:style-name="T19">: <text:line-break/> <text:tab/>01. A block is just a bit of code between do..end or {}. It's a method that doesn't have a name; it will be called only once then disappears. It’s not an object on its own, but it can be passed to methods like .each or .select. <text:line-break/> <text:s/><text:tab/>02. A proc i</text:span><text:span text:style-name="T20">s</text:span><text:span text:style-name="T19"> saved block we can use over and over. </text:span><text:span text:style-name="T22">By naming a block, you turn it into a proc (it is now an object).</text:span></text:p>
      <text:p text:style-name="P40"><text:tab/>proc_name = Proc.new do<text:line-break/> <text:s/><text:tab/> <text:s/>puts “Text”<text:line-break/> <text:tab/>end</text:p>
      <text:p text:style-name="P35"><text:span text:style-name="T22">C</text:span><text:span text:style-name="T19">all with a method of proc_name.call</text:span></text:p>
      <text:p text:style-name="P34"><text:soft-page-break/><text:span text:style-name="T22">If you use with a method that normally takes a block, just add a &amp; in front of proc name to convert t block</text:span><text:span text:style-name="T19"><text:line-break/> <text:s/><text:tab/>03. A lambda is just like a proc, only it cares about the number of arguments it gets and it returns to its calling method rather than returning immediately. </text:span></text:p>
      <text:p text:style-name="P33"><text:span text:style-name="T33">lambda_name = </text:span>lambda { <text:span text:style-name="T32">|x|</text:span> # <text:span text:style-name="T33">block </text:span>action } <text:line-break/><text:tab/><text:span text:style-name="T33">OR</text:span></text:p>
      <text:p text:style-name="P36"><text:span text:style-name="T19">lambda_name = -&gt; { </text:span><text:span text:style-name="T23">|x| </text:span><text:span text:style-name="T19">#block action }</text:span></text:p>
      <text:p text:style-name="P40">Call with lambda_name.call</text:p>
      <text:p text:style-name="P40"/>
      <text:p text:style-name="P35"><text:span text:style-name="T27">Yield</text:span><text:span text:style-name="T19">: only some methods accept blocks b/c these methods have a way of </text:span><text:span text:style-name="T21">transferring</text:span><text:span text:style-name="T19"> control from the calling method to the block and back again. We can build this into methods we define by using the </text:span><text:span text:style-name="T27">yield</text:span><text:span text:style-name="T19"> keyword. <text:s/><text:line-break/></text:span><text:span text:style-name="T28">def </text:span><text:span text:style-name="T30">method_name</text:span><text:span text:style-name="T19">(</text:span><text:span text:style-name="T31">parameter</text:span><text:span text:style-name="T19">)<text:line-break/> <text:s/></text:span><text:span text:style-name="T28">yield</text:span><text:span text:style-name="T29">(</text:span><text:span text:style-name="T19">parameter</text:span><text:span text:style-name="T25">)</text:span><text:span text:style-name="T19"><text:line-break/></text:span><text:span text:style-name="T28">end</text:span></text:p>
      <text:p text:style-name="P42">ie parameter can be a block!</text:p>
      <text:p text:style-name="P42">method_name({2 +2}</text:p>
      <text:p text:style-name="P33"><text:span text:style-name="T26">Class</text:span>: a way of organizing and producing objects with similar attriubtes and methods. “Matz” is a string because it’s an instance of the <text:span text:style-name="T26">String </text:span>class. </text:p>
      <text:p text:style-name="P33"><text:span text:style-name="T26">Class syntax:</text:span> basic class consists only of the <text:span text:style-name="T26">class</text:span> keyword and the name of the class.<text:line-break/> <text:s/><text:tab/>class NewClass<text:line-break/><text:tab/><text:tab/># Class magic here<text:line-break/> <text:s/><text:tab/>end<text:line-break/>NewClass has the ability to create new Ruby objects of NewClass. <text:line-break/> <text:s/><text:tab/>**Class names start with a capital letter and use CamelCase instead of rely on underscores. </text:p>
      <text:list xml:id="list857134156404921997" text:style-name="WWNum5">
        <text:list-item>
          <text:p text:style-name="P37">Start class definition off with a method called <text:span text:style-name="T26">initialize</text:span>- the function that “boots up” each ob<text:span text:style-name="T36">j</text:span>ect the class creates.</text:p>
        </text:list-item>
        <text:list-item>
          <text:p text:style-name="P37">Use the <text:span text:style-name="T26">@</text:span> before a variable to signify it’s an <text:span text:style-name="T26">instance variable</text:span>. This means that the variable is attached to the <text:span text:style-name="T9">instance</text:span> of the class. (Each instance you set has its own @variable <text:s/>which belong the instance)<text:line-break/><text:tab/><text:span text:style-name="T37">You're create a class, with a method that takes parameters and stores these parameters in the instance variables. </text:span></text:p>
          <text:p text:style-name="P37"/>
          <text:p text:style-name="P38"><text:span text:style-name="T19">class </text:span><text:span text:style-name="T24">ClassName</text:span><text:span text:style-name="T19"><text:line-break/> def initialize(</text:span><text:span text:style-name="T24">parameter1,parameter2</text:span><text:span text:style-name="T19">)<text:line-break/> @</text:span><text:span text:style-name="T24">parameter1</text:span><text:span text:style-name="T19"> = </text:span><text:span text:style-name="T24">parameter1<text:line-break/> @parameter2 = parameter2</text:span><text:span text:style-name="T19"><text:line-break/> end<text:line-break/>end<text:line-break/></text:span>ClassInstance = <text:span text:style-name="T34">ClassName</text:span>.new(<text:span text:style-name="T35">parameters</text:span>)</text:p>
        </text:list-item>
      </text:list>
      <text:p text:style-name="P40"/>
      <text:p text:style-name="P40">class ClassName </text:p>
      <text:p text:style-name="P40"><text:s text:c="2"/>attr_accessor <text:s text:c="2"/></text:p>
      <text:p text:style-name="P40">@@class_variable = </text:p>
      <text:p text:style-name="P40">def initialize</text:p>
      <text:p text:style-name="P40"><text:s text:c="2"/>@instance_variable = </text:p>
      <text:p text:style-name="P40">end</text:p>
      <text:p text:style-name="P40"><text:soft-page-break/>def</text:p>
      <text:p text:style-name="P40">end</text:p>
      <text:p text:style-name="P40">end</text:p>
      <text:p text:style-name="P40"/>
      <text:p text:style-name="P15"><text:span text:style-name="T17">Module:</text:span><text:span text:style-name="T11"> a toolbox that contains a set of methods a</text:span><text:span text:style-name="T16">s</text:span><text:span text:style-name="T11"> constants. There are too many Ruby tools to keep around all the same without cluttering the interpretor, so we keep a bunch of the in modules and only pull in those module toolboxes when we need the constants and methods inside. (They're like classes, but they can't create instances and can't have subclasses- they are just used to store thing!)<text:line-break/><text:tab/>Can pull in pre-existing modules or make your own:</text:span></text:p>
      <text:p text:style-name="P41">module ModuleName<text:line-break/> <text:s/># module stuff<text:line-break/>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9T14:27:44.780479000</meta:creation-date>
    <dc:date>2013-12-11T19:09:03.682536000</dc:date>
    <meta:editing-duration>PT1H25M21S</meta:editing-duration>
    <meta:editing-cycles>11</meta:editing-cycles>
    <meta:generator>LibreOffice/4.1.0.4$MacOSX_x86 LibreOffice_project/89ea49ddacd9aa532507cbf852f2bb22b1ace28</meta:generator>
    <meta:document-statistic meta:table-count="0" meta:image-count="0" meta:object-count="0" meta:page-count="7" meta:paragraph-count="172" meta:word-count="1937" meta:character-count="11242" meta:non-whitespace-character-count="9240"/>
  </office:meta>
</office:document-meta>
</file>